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ono" officeooo:rsid="000afca5" officeooo:paragraph-rsid="000afca5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Mono" fo:font-size="10pt" style:font-size-asian="10pt" style:font-size-complex="10pt"/>
    </style:style>
    <style:style style:name="P3" style:family="paragraph" style:parent-style-name="Standard">
      <style:text-properties style:font-name="Mono" fo:font-weight="bold" style:font-weight-asian="bold" style:font-weight-complex="bold"/>
    </style:style>
    <style:style style:name="P4" style:family="paragraph" style:parent-style-name="Standard">
      <style:paragraph-properties fo:margin-left="2.501cm" fo:text-indent="0cm" style:auto-text-indent="false"/>
      <style:text-properties style:font-name="Mono" fo:font-weight="bold" style:font-weight-asian="bold" style:font-weight-complex="bold"/>
    </style:style>
    <style:style style:name="P5" style:family="paragraph" style:parent-style-name="Standard">
      <style:text-properties style:font-name="Mono"/>
    </style:style>
    <style:style style:name="P6" style:family="paragraph" style:parent-style-name="Standard">
      <style:paragraph-properties fo:margin-left="5.002cm" fo:text-indent="0cm" style:auto-text-indent="false"/>
      <style:text-properties style:font-name="Mono" fo:font-weight="bold" style:font-weight-asian="bold" style:font-weight-complex="bold"/>
    </style:style>
    <style:style style:name="P7" style:family="paragraph" style:parent-style-name="Standard">
      <style:text-properties style:font-name="Mono" fo:font-size="6pt" style:font-size-asian="6pt" style:font-size-complex="6pt"/>
    </style:style>
    <style:style style:name="P8" style:family="paragraph" style:parent-style-name="Standard">
      <style:text-properties style:font-name="Mono" fo:font-size="6pt" officeooo:paragraph-rsid="000afca5" style:font-size-asian="6pt" style:font-size-complex="6pt"/>
    </style:style>
    <style:style style:name="P9" style:family="paragraph" style:parent-style-name="Standard">
      <style:text-properties style:font-name="Mono" officeooo:paragraph-rsid="000afca5"/>
    </style:style>
    <style:style style:name="P10" style:family="paragraph" style:parent-style-name="Standard">
      <style:text-properties style:font-name="Mono" fo:font-weight="bold" officeooo:paragraph-rsid="000afca5" style:font-weight-asian="bold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eadlock holyday 10 cc</text:p>
      <text:p text:style-name="P1"/>
      <text:p text:style-name="P1"/>
      <text:p text:style-name="P2"><text:span text:style-name="T1">I was walkin' down the street<text:line-break/>Concentratin' on truckin' right<text:line-break/>I heard a dark voice beside of me<text:line-break/>And I looked round in a state of fright</text:span><text:line-break/></text:p>
      <text:p text:style-name="P3">I saw four faces, one mad<text:line-break/>A brother from the gutter<text:line-break/>They looked me up and down a bit<text:line-break/>And turned to each other</text:p>
      <text:p text:style-name="P3"/>
      <text:p text:style-name="P4">I say<text:line-break/>I don't like cricket (Oh no!)<text:line-break/>I love it<text:line-break/>I don't like cricket (No no!)<text:line-break/>I love it</text:p>
      <text:p text:style-name="P5"/>
      <text:p text:style-name="P6">Don't you walk through my words<text:line-break/>You got to show some respect<text:line-break/>Don't you walk through my words<text:line-break/>'Cause you ain't heard me out yet</text:p>
      <text:p text:style-name="P5"/>
      <text:p text:style-name="P7">Well he looked down at my silver chain<text:line-break/>He said "I'll give you one dollar"<text:line-break/>I said you've got to be jokin' man<text:line-break/>It was a present from me mother</text:p>
      <text:p text:style-name="P8">He said "I like it, I want it</text:p>
      <text:p text:style-name="P9"><text:line-break/><text:span text:style-name="T2">I'll take it off your hands<text:line-break/>And you'll be sorry you crossed me<text:line-break/>You'd better understand that you're alone<text:line-break/>A long way from home</text:span></text:p>
      <text:p text:style-name="P10"/>
      <text:p text:style-name="P4">And I say<text:line-break/>I don't like reggae (No no!)<text:line-break/>I love it (Eh!)<text:line-break/>I don't like reggae (No!)<text:line-break/>I love it (Eh!)</text:p>
      <text:p text:style-name="P4"/>
      <text:p text:style-name="P6">Don't you cramp me style<text:line-break/>Don't you queer me pitch<text:line-break/>Don't you walk through my words<text:line-break/>'Cause you ain't heard me out yet</text:p>
      <text:p text:style-name="P5"/>
      <text:p text:style-name="P8">I hurried back to the swimming pool<text:line-break/>Sinkin' pina colada<text:line-break/>I heard a dark voice beside me say</text:p>
      <text:p text:style-name="P9"><text:line-break/><text:span text:style-name="T2">"Would you like something harder?"</text:span></text:p>
      <text:p text:style-name="P3">She said, "I've got it, you want it<text:line-break/>My harvest is the best<text:line-break/>And if you try it, you'll like it<text:line-break/>And wallow in a Dreadlock Holiday"</text:p>
      <text:p text:style-name="P3"/>
      <text:p text:style-name="P4">And I say<text:line-break/>Don't like Jamaica (Oh no!)<text:line-break/>I love her (Eh!)<text:line-break/><text:soft-page-break/>Don't like Jamaica (Oh no!)<text:line-break/>I love her (Oh yeah!)</text:p>
      <text:p text:style-name="P5"/>
      <text:p text:style-name="P6">Don't you walk through her words<text:line-break/>You got to show some respect<text:line-break/>Don't you walk through her words<text:line-break/>'Cause you ain't heard her out yet</text:p>
      <text:p text:style-name="P5"/>
      <text:p text:style-name="P4">I don't like cricket (Oh no!)<text:line-break/>I love it (Dreadlock Holiday)<text:line-break/>I don't like reggae (Oh no!)<text:line-break/>I love it (Dreadlock Holiday)<text:line-break/>Don't like Jamaica (Eh!)<text:line-break/>I love her (Dreadlock Holiday)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1T10:51:49.317900100</meta:creation-date>
    <dc:date>2025-12-21T11:02:49.541194300</dc:date>
    <meta:editing-duration>PT48S</meta:editing-duration>
    <meta:editing-cycles>1</meta:editing-cycles>
    <meta:document-statistic meta:table-count="0" meta:image-count="0" meta:object-count="0" meta:page-count="2" meta:paragraph-count="16" meta:word-count="335" meta:character-count="1644" meta:non-whitespace-character-count="1322"/>
    <meta:generator>LibreOffice/25.2.7.2$Windows_X86_64 LibreOffice_project/5cbfd1ab6520636bb5f7b99185aa69bd7456825d</meta:generator>
  </office:meta>
</office:document-meta>
</file>